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100%">
        <style:tab-stops>
          <style:tab-stop style:position="4.5in"/>
          <style:tab-stop style:position="5.25in"/>
        </style:tab-stops>
      </style:paragraph-properties>
    </style:style>
    <style:style style:name="P7" style:family="paragraph" style:parent-style-name="Standard">
      <style:paragraph-properties fo:line-height="100%">
        <style:tab-stops>
          <style:tab-stop style:position="2.5in"/>
          <style:tab-stop style:position="3in"/>
          <style:tab-stop style:position="3.8752in"/>
        </style:tab-stops>
      </style:paragraph-properties>
    </style:style>
    <style:style style:name="P8" style:family="paragraph" style:parent-style-name="Standard">
      <style:paragraph-properties fo:line-height="100%">
        <style:tab-stops>
          <style:tab-stop style:position="2.5in"/>
          <style:tab-stop style:position="2.5626in"/>
          <style:tab-stop style:position="2.9374in"/>
          <style:tab-stop style:position="3in"/>
          <style:tab-stop style:position="3.8752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2.5in"/>
          <style:tab-stop style:position="3in"/>
          <style:tab-stop style:position="3.8752in"/>
        </style:tab-stops>
      </style:paragraph-properties>
    </style:style>
    <style:style style:name="P10" style:family="paragraph" style:parent-style-name="Standard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0.51pt solid #00000a"/>
    </style:style>
    <style:style style:name="P11" style:family="paragraph" style:parent-style-name="Standard" style:master-page-name="Standard">
      <style:paragraph-properties style:page-number="auto"/>
      <style:text-properties style:font-name="Times New Roman" style:font-name-complex="Times New Roman1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1"/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2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fo:color="#00000a" style:font-name="Times New Roman" fo:font-size="14pt" style:text-underline-style="none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5"><text:span text:style-name="T1">CURRICULLUM VITAE</text:span></text:p>
      <text:p text:style-name="P5"><text:span text:style-name="T2">JEDIEL MWANGI MURIITHI</text:span></text:p>
      <text:p text:style-name="P10"><text:span text:style-name="T3">TELEPHONE: 0727 <text:s/>867 <text:s/>684</text:span></text:p>
      <text:p text:style-name="P6"><text:span text:style-name="T4">PERSONAL INFORMATION</text:span></text:p>
      <text:p text:style-name="P4"><text:span text:style-name="T5">DATE OF BIRTH <text:s text:c="34"/></text:span><text:span text:style-name="T7">: <text:s text:c="8"/></text:span><text:span text:style-name="T8">27th April 1995</text:span></text:p>
      <text:p text:style-name="P4"><text:span text:style-name="T5">NATIONALITY <text:s text:c="2"/></text:span><text:span text:style-name="T10"><text:s text:c="38"/></text:span><text:span text:style-name="T7">:</text:span><text:span text:style-name="T8"> <text:s text:c="9"/>Kenyan <text:s text:c="2"/></text:span></text:p>
      <text:p text:style-name="P4"><text:span text:style-name="T5">GENDER</text:span><text:span text:style-name="T10"> <text:s text:c="15"/></text:span><text:span text:style-name="T11"><text:s text:c="36"/></text:span><text:span text:style-name="T10"><text:s text:c="2"/></text:span><text:span text:style-name="T7">:</text:span><text:span text:style-name="T8"> <text:s text:c="8"/>Male</text:span></text:p>
      <text:p text:style-name="P4"><text:span text:style-name="T5">ID NUMBER</text:span><text:span text:style-name="T11"> <text:s text:c="45"/></text:span><text:span text:style-name="T10"><text:s/></text:span><text:span text:style-name="T7">:</text:span><text:span text:style-name="T8"> <text:s text:c="9"/>32356353 <text:s text:c="8"/></text:span></text:p>
      <text:p text:style-name="P4"><text:span text:style-name="T5">RELIGION <text:s text:c="45"/></text:span><text:span text:style-name="T7">: <text:s text:c="6"/></text:span><text:span text:style-name="T8"><text:s text:c="2"/>Christian</text:span></text:p>
      <text:p text:style-name="P4"><text:span text:style-name="T5">MARITAL STATUS <text:s text:c="30"/></text:span><text:span text:style-name="T7">: <text:s text:c="8"/></text:span><text:span text:style-name="T8">Single</text:span></text:p>
      <text:p text:style-name="P4"><text:span text:style-name="T5">LANGUAGE <text:s text:c="43"/></text:span><text:span text:style-name="T7">: <text:s text:c="8"/></text:span><text:span text:style-name="T8">English, Kiswahili</text:span></text:p>
      <text:p text:style-name="P4"><text:span text:style-name="T5">ADDRESS <text:s text:c="47"/></text:span><text:span text:style-name="T7">: <text:s text:c="7"/></text:span><text:span text:style-name="T8">P.O Box 474-10103 Mukurweini</text:span></text:p>
      <text:p text:style-name="P4"><text:span text:style-name="T5">Email <text:s text:c="56"/></text:span><text:span text:style-name="T7">: <text:s text:c="7"/></text:span><text:a xlink:type="simple" xlink:href="mailto:jedielmwangi@gmail.com" text:style-name="ListLabel_20_10" text:visited-style-name="ListLabel_20_10"><text:span text:style-name="Internet_20_link"><text:span text:style-name="T12">jedielmwangi@gmail.com</text:span></text:span></text:a></text:p>
      <text:p text:style-name="P4"><text:span text:style-name="T4">CAREER OBJECTIVE</text:span></text:p>
      <text:p text:style-name="Standard"><text:span text:style-name="T8">To work in a dynamic and challenging environment that provide opportunities to fully exploit my potential and a successful career, while being a useful and profitable asset in an organization committed to achieving set goal.</text:span></text:p>
      <text:p text:style-name="P3"/>
      <text:p text:style-name="P7"><text:span text:style-name="T4">PROFILE</text:span></text:p>
      <text:p text:style-name="P9"><text:span text:style-name="T8"><text:s/>I am an honest team player who is punctual, creative, hardworking, organized and self-motivated. In addition, I am a result oriented individual committed to realize desired goals. <text:s text:c="4"/></text:span></text:p>
      <text:p text:style-name="P7"><text:span text:style-name="T8"><text:s text:c="23"/></text:span></text:p>
      <text:p text:style-name="P7"><text:soft-page-break/><text:span text:style-name="T4">EDUCATION BACKGROUND</text:span></text:p>
      <text:p text:style-name="P7"><text:span text:style-name="T7">2014 – 2018</text:span><text:span text:style-name="T6"> <text:s text:c="12"/></text:span><text:span text:style-name="T7">: MERU UNIVERSITYOF SCIENCE AND TECHNOLOG</text:span></text:p>
      <text:p text:style-name="P7"><text:span text:style-name="T8"><text:s text:c="35"/>Bachelor of Science in Statistics </text:span></text:p>
      <text:p text:style-name="P7"><text:span text:style-name="T8"><text:s text:c="35"/>First class honors <text:s text:c="4"/></text:span></text:p>
      <text:p text:style-name="P8"><text:span text:style-name="T7">2010 – 2013</text:span><text:span text:style-name="T6"> <text:s text:c="16"/>: </text:span><text:span text:style-name="T7">NGAMWA SECONDARY SCHOOL</text:span></text:p>
      <text:p text:style-name="P4"><text:span text:style-name="T8"><text:s text:c="37"/>Kenya Certificate of Secondary Education </text:span></text:p>
      <text:p text:style-name="P4"><text:span text:style-name="T8"><text:s text:c="37"/>Mean Grade B+,72 points</text:span></text:p>
      <text:p text:style-name="P4"><text:span text:style-name="T7">2001- 2009</text:span><text:span text:style-name="T5"> <text:s text:c="18"/>: </text:span><text:span text:style-name="T7">NGAMWA PRIMARY SCHOOL</text:span></text:p>
      <text:p text:style-name="P4"><text:span text:style-name="T7"><text:s text:c="37"/></text:span><text:span text:style-name="T8">Kenya Certificate of Primary Education</text:span></text:p>
      <text:p text:style-name="Standard"><text:span text:style-name="T9">PROFFESSIONAL QUALIFICATIONS</text:span></text:p>
      <text:p text:style-name="Standard"><text:span text:style-name="T8">2014: <text:s text:c="20"/>Basic Computer packages certification</text:span></text:p>
      <text:p text:style-name="Standard"><text:span text:style-name="T8"><text:s text:c="31"/>Christian Industrial Training Center (CITC) Pumwani</text:span></text:p>
      <text:p text:style-name="Standard"><text:span text:style-name="T9">STATISTICAL SOFTWARES FAMILIAR WITH</text:span></text:p>
      <text:list xml:id="list1787664133" text:style-name="WWNum2">
        <text:list-item>
          <text:p text:style-name="P12"><text:span text:style-name="T8">SPSS</text:span></text:p>
        </text:list-item>
        <text:list-item>
          <text:p text:style-name="P12"><text:span text:style-name="T8">STATA</text:span></text:p>
        </text:list-item>
        <text:list-item>
          <text:p text:style-name="P12"><text:span text:style-name="T8">MS EXCEL</text:span></text:p>
        </text:list-item>
        <text:list-item>
          <text:p text:style-name="P12"><text:span text:style-name="T8">DHIS2</text:span></text:p>
        </text:list-item>
        <text:list-item>
          <text:p text:style-name="P12"><text:span text:style-name="T8">R</text:span></text:p>
        </text:list-item>
      </text:list>
      <text:p text:style-name="P4"><text:span text:style-name="T4">WORK EXPERIENCE</text:span></text:p>
      <text:p text:style-name="P4"><text:span text:style-name="T7">INDUSTRIAL ATTACHMENTS;</text:span></text:p>
      <text:p text:style-name="Standard"><text:span text:style-name="T7">Sept 2018 – Dec 2018: </text:span><text:span text:style-name="T8">Attached at </text:span><text:span text:style-name="T7"><text:s/>Mama lucy Kibaki Hospital <text:s/>Buruburu .</text:span></text:p>
      <text:p text:style-name="Standard"><text:span text:style-name="T7">TEACHING EXPERIENCE:</text:span></text:p>
      <text:p text:style-name="Standard"><text:span text:style-name="T7">Jan 2019- May 2019 : <text:s/></text:span><text:span text:style-name="T8">Maths ,Business Computer teacher at</text:span><text:span text:style-name="T7"> Main sec and primary schools in Dandora</text:span></text:p>
      <text:p text:style-name="Standard"><text:span text:style-name="T7">May2017-August 2017 </text:span><text:span text:style-name="T8">Maths, Business and History at Ngawa sec school</text:span></text:p>
      <text:p text:style-name="Standard"><text:soft-page-break/><text:span text:style-name="T4">INTERESTS</text:span></text:p>
      <text:list xml:id="list1996297644" text:style-name="WWNum1">
        <text:list-item>
          <text:p text:style-name="P13"><text:span text:style-name="T8">Collecting and analyzing data using <text:s/>statistical packages e.g <text:s/>SPSS, MS Excel, R, STATA.</text:span></text:p>
        </text:list-item>
        <text:list-item>
          <text:p text:style-name="P13"><text:span text:style-name="T8">Participating in field work and attending science seminars.</text:span></text:p>
        </text:list-item>
        <text:list-item>
          <text:p text:style-name="P13"><text:span text:style-name="T8">Reading science research journals.</text:span></text:p>
        </text:list-item>
        <text:list-item>
          <text:p text:style-name="P13"><text:span text:style-name="T8">Participating in community development work eg <text:s/>mentorships and teaching.</text:span></text:p>
        </text:list-item>
        <text:list-item>
          <text:p text:style-name="P13"><text:span text:style-name="T8">Innovating into new ideas.</text:span></text:p>
        </text:list-item>
        <text:list-item>
          <text:p text:style-name="P13"><text:span text:style-name="T8">Assisting universities and college students in writing research proposals and projects.</text:span></text:p>
        </text:list-item>
        <text:list-item>
          <text:p text:style-name="P13"><text:span text:style-name="T8">Preparing books of accounts and financial statements.</text:span></text:p>
        </text:list-item>
      </text:list>
      <text:p text:style-name="P2"/>
      <text:p text:style-name="P4"><text:span text:style-name="T4">REFEREES</text:span></text:p>
      <text:p text:style-name="Standard"><text:span text:style-name="T3">1</text:span><text:span text:style-name="T7">. <text:s/></text:span><text:span text:style-name="T8">Dr.Robert Muriungi</text:span></text:p>
      <text:p text:style-name="Standard"><text:span text:style-name="T8">Mathematics and statistics course advisor <text:s/></text:span></text:p>
      <text:p text:style-name="Standard"><text:span text:style-name="T8"><text:s/>Meru University of science and technology </text:span></text:p>
      <text:p text:style-name="P4"><text:span text:style-name="T8"><text:s text:c="2"/>Contact: 0721308219.</text:span></text:p>
      <text:p text:style-name="P3"/>
      <text:p text:style-name="P4"><text:span text:style-name="T7">2. <text:s/></text:span><text:span text:style-name="T8">Madam Esther Mwangi</text:span></text:p>
      <text:p text:style-name="P4"><text:span text:style-name="T8"><text:s text:c="4"/>Head of Health Records and Information Systems Department</text:span></text:p>
      <text:p text:style-name="P4"><text:span text:style-name="T8"><text:s text:c="4"/>Mama Lucy Kibaki Hospital </text:span></text:p>
      <text:p text:style-name="P4"><text:span text:style-name="T7"><text:s text:c="5"/></text:span><text:span text:style-name="T8">Contact 0722384193.</text:span></text:p>
      <text:p text:style-name="Standard"><text:span text:style-name="T7">3. </text:span><text:span text:style-name="T8">Bishop Alex Wachira</text:span></text:p>
      <text:p text:style-name="Standard"><text:span text:style-name="T8"><text:s text:c="4"/>P.O.Box 3616-00200</text:span></text:p>
      <text:p text:style-name="Standard"><text:span text:style-name="T8"><text:s text:c="4"/>Nyeri New Apostolic Church </text:span></text:p>
      <text:p text:style-name="P4"><text:span text:style-name="T8"><text:s text:c="4"/>Contact: 072549402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00000a" style:font-name="Times New Roman" fo:font-family="'Times New Roman'" style:font-family-generic="roman" style:font-pitch="variable" fo:font-size="14pt" style:text-underline-style="non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3</meta:editing-cycles>
    <meta:creation-date>2019-05-23T15:07:00</meta:creation-date>
    <dc:date>2020-03-02T23:35:38.483256523</dc:date>
    <meta:editing-duration>PT2M29S</meta:editing-duration>
    <meta:generator>LibreOffice/6.0.7.3$Linux_X86_64 LibreOffice_project/00m0$Build-3</meta:generator>
    <meta:document-statistic meta:table-count="0" meta:image-count="0" meta:object-count="0" meta:page-count="3" meta:paragraph-count="63" meta:word-count="341" meta:character-count="3111" meta:non-whitespace-character-count="20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